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234567">
            <text:p>1234567</text:p>
          </table:table-cell>
          <table:table-cell office:value-type="float" office:value="123456">
            <text:p>123456</text:p>
          </table:table-cell>
          <table:table-cell office:value-type="float" office:value="12345">
            <text:p>12345</text:p>
          </table:table-cell>
          <table:table-cell office:value-type="float" office:value="12346">
            <text:p>12346</text:p>
          </table:table-cell>
          <table:table-cell office:value-type="float" office:value="12356">
            <text:p>12356</text:p>
          </table:table-cell>
          <table:table-cell office:value-type="float" office:value="12456">
            <text:p>12456</text:p>
          </table:table-cell>
          <table:table-cell office:value-type="float" office:value="13456">
            <text:p>13456</text:p>
          </table:table-cell>
          <table:table-cell office:value-type="float" office:value="3456">
            <text:p>3456</text:p>
          </table:table-cell>
          <table:table-cell office:value-type="float" office:value="1345">
            <text:p>1345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456">
            <text:p>1456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float" office:value="4538">
            <text:p>4538</text:p>
          </table:table-cell>
          <table:table-cell office:value-type="float" office:value="3037">
            <text:p>3037</text:p>
          </table:table-cell>
          <table:table-cell office:value-type="float" office:value="3945">
            <text:p>3945</text:p>
          </table:table-cell>
          <table:table-cell office:value-type="float" office:value="4011">
            <text:p>4011</text:p>
          </table:table-cell>
          <table:table-cell office:value-type="float" office:value="4288">
            <text:p>4288</text:p>
          </table:table-cell>
          <table:table-cell office:value-type="float" office:value="4347">
            <text:p>4347</text:p>
          </table:table-cell>
          <table:table-cell office:value-type="float" office:value="3177">
            <text:p>3177</text:p>
          </table:table-cell>
          <table:table-cell office:value-type="float" office:value="3897">
            <text:p>3897</text:p>
          </table:table-cell>
          <table:table-cell office:value-type="float" office:value="3177">
            <text:p>3177</text:p>
          </table:table-cell>
          <table:table-cell office:value-type="float" office:value="3052">
            <text:p>3052</text:p>
          </table:table-cell>
          <table:table-cell office:value-type="float" office:value="3470">
            <text:p>3470</text:p>
          </table:table-cell>
          <table:table-cell office:value-type="float" office:value="3859">
            <text:p>3859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office:value-type="string">
            <text:p>dynamic</text:p>
          </table:table-cell>
          <table:table-cell office:value-type="float" office:value="8171">
            <text:p>8171</text:p>
          </table:table-cell>
          <table:table-cell office:value-type="float" office:value="8437">
            <text:p>8437</text:p>
          </table:table-cell>
          <table:table-cell office:value-type="float" office:value="9220">
            <text:p>9220</text:p>
          </table:table-cell>
          <table:table-cell office:value-type="float" office:value="8216">
            <text:p>8216</text:p>
          </table:table-cell>
          <table:table-cell office:value-type="float" office:value="8670">
            <text:p>8670</text:p>
          </table:table-cell>
          <table:table-cell office:value-type="float" office:value="8816">
            <text:p>8816</text:p>
          </table:table-cell>
          <table:table-cell office:value-type="float" office:value="8281">
            <text:p>8281</text:p>
          </table:table-cell>
          <table:table-cell office:value-type="float" office:value="8446">
            <text:p>8446</text:p>
          </table:table-cell>
          <table:table-cell office:value-type="float" office:value="9064">
            <text:p>9064</text:p>
          </table:table-cell>
          <table:table-cell office:value-type="float" office:value="9002">
            <text:p>9002</text:p>
          </table:table-cell>
          <table:table-cell office:value-type="float" office:value="8160">
            <text:p>8160</text:p>
          </table:table-cell>
          <table:table-cell office:value-type="float" office:value="8884">
            <text:p>8884</text:p>
          </table:table-cell>
          <table:table-cell office:value-type="float" office:value="8889">
            <text:p>8889</text:p>
          </table:table-cell>
        </table:table-row>
        <table:table-row table:style-name="ro1">
          <table:table-cell>
            <draw:frame table:end-cell-address="Sheet1.L41" table:end-x="2.174cm" table:end-y="0.213cm" draw:z-index="0" draw:style-name="gr1" svg:width="29.966cm" svg:height="15.913cm" svg:x="0.112cm" svg:y="0.107cm">
              <draw:object draw:notify-on-update-of-ranges="Sheet1.B3:Sheet1.N3 Sheet1.A4:Sheet1.A4 Sheet1.B4:Sheet1.N4 Sheet1.A5:Sheet1.A5 Sheet1.B5:Sheet1.N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4">
          <table:table-cell table:number-columns-repeated="14"/>
        </table:table-row>
        <table:table-row table:style-name="ro1">
          <table:table-cell table:number-columns-repeated="5"/>
          <table:table-cell>
            <draw:frame table:end-cell-address="Sheet1.M61" table:end-x="1.591cm" table:end-y="0.293cm" draw:z-index="1" draw:style-name="gr1" svg:width="15.974cm" svg:height="9.006cm" svg:x="1.424cm" svg:y="0.319cm">
              <draw:object draw:notify-on-update-of-ranges="Sheet1.A47:Sheet1.A47 Sheet1.B47:Sheet1.D47 Sheet1.A48:Sheet1.A48 Sheet1.B48:Sheet1.D48 Sheet1.A49:Sheet1.A49 Sheet1.B49:Sheet1.D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>
            <text:p>Miary przed testami</text:p>
          </table:table-cell>
          <table:table-cell office:value-type="string">
            <text:p>Wszystkie miary</text:p>
          </table:table-cell>
          <table:table-cell office:value-type="string">
            <text:p>Wybrane miary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office:value-type="float" office:value="4149">
            <text:p>4149</text:p>
          </table:table-cell>
          <table:table-cell office:value-type="float" office:value="4538">
            <text:p>4538</text:p>
          </table:table-cell>
          <table:table-cell office:value-type="float" office:value="3177">
            <text:p>3177</text:p>
          </table:table-cell>
          <table:table-cell table:number-columns-repeated="10"/>
        </table:table-row>
        <table:table-row table:style-name="ro1">
          <table:table-cell office:value-type="string">
            <text:p>dynamic</text:p>
          </table:table-cell>
          <table:table-cell office:value-type="float" office:value="8805">
            <text:p>8805</text:p>
          </table:table-cell>
          <table:table-cell office:value-type="float" office:value="8171">
            <text:p>8171</text:p>
          </table:table-cell>
          <table:table-cell office:value-type="float" office:value="8281">
            <text:p>8281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234567">
            <text:p>1234567</text:p>
          </table:table-cell>
          <table:table-cell office:value-type="float" office:value="123456">
            <text:p>123456</text:p>
          </table:table-cell>
          <table:table-cell office:value-type="float" office:value="12345">
            <text:p>12345</text:p>
          </table:table-cell>
          <table:table-cell office:value-type="float" office:value="12346">
            <text:p>12346</text:p>
          </table:table-cell>
          <table:table-cell office:value-type="float" office:value="12356">
            <text:p>12356</text:p>
          </table:table-cell>
          <table:table-cell office:value-type="float" office:value="12456">
            <text:p>12456</text:p>
          </table:table-cell>
          <table:table-cell office:value-type="float" office:value="13456">
            <text:p>13456</text:p>
          </table:table-cell>
          <table:table-cell office:value-type="float" office:value="3456">
            <text:p>3456</text:p>
          </table:table-cell>
          <table:table-cell office:value-type="float" office:value="1345">
            <text:p>1345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456">
            <text:p>1456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float" office:value="2456">
            <text:p>2456</text:p>
          </table:table-cell>
          <table:table-cell office:value-type="float" office:value="1737">
            <text:p>1737</text:p>
          </table:table-cell>
          <table:table-cell office:value-type="float" office:value="2505">
            <text:p>2505</text:p>
          </table:table-cell>
          <table:table-cell office:value-type="float" office:value="2570">
            <text:p>2570</text:p>
          </table:table-cell>
          <table:table-cell office:value-type="float" office:value="2286">
            <text:p>2286</text:p>
          </table:table-cell>
          <table:table-cell office:value-type="float" office:value="2076">
            <text:p>2076</text:p>
          </table:table-cell>
          <table:table-cell office:value-type="float" office:value="1816">
            <text:p>1816</text:p>
          </table:table-cell>
          <table:table-cell office:value-type="float" office:value="2225">
            <text:p>2225</text:p>
          </table:table-cell>
          <table:table-cell office:value-type="float" office:value="1816">
            <text:p>1816</text:p>
          </table:table-cell>
          <table:table-cell office:value-type="float" office:value="1739">
            <text:p>1739</text:p>
          </table:table-cell>
          <table:table-cell office:value-type="float" office:value="1738">
            <text:p>1738</text:p>
          </table:table-cell>
          <table:table-cell office:value-type="float" office:value="2160">
            <text:p>2160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string">
            <text:p>dynamic</text:p>
          </table:table-cell>
          <table:table-cell office:value-type="float" office:value="5128">
            <text:p>5128</text:p>
          </table:table-cell>
          <table:table-cell office:value-type="float" office:value="5234">
            <text:p>5234</text:p>
          </table:table-cell>
          <table:table-cell office:value-type="float" office:value="5358">
            <text:p>5358</text:p>
          </table:table-cell>
          <table:table-cell office:value-type="float" office:value="5317">
            <text:p>5317</text:p>
          </table:table-cell>
          <table:table-cell office:value-type="float" office:value="5571">
            <text:p>5571</text:p>
          </table:table-cell>
          <table:table-cell office:value-type="float" office:value="5659">
            <text:p>5659</text:p>
          </table:table-cell>
          <table:table-cell office:value-type="float" office:value="5260">
            <text:p>5260</text:p>
          </table:table-cell>
          <table:table-cell office:value-type="float" office:value="5158">
            <text:p>5158</text:p>
          </table:table-cell>
          <table:table-cell office:value-type="float" office:value="5331">
            <text:p>5331</text:p>
          </table:table-cell>
          <table:table-cell office:value-type="float" office:value="5661">
            <text:p>5661</text:p>
          </table:table-cell>
          <table:table-cell office:value-type="float" office:value="5339">
            <text:p>5339</text:p>
          </table:table-cell>
          <table:table-cell office:value-type="float" office:value="5274">
            <text:p>5274</text:p>
          </table:table-cell>
          <table:table-cell office:value-type="float" office:value="5324">
            <text:p>53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frame table:end-cell-address="Sheet2.Y38" table:end-x="1.31cm" table:end-y="0.16cm" draw:z-index="0" draw:style-name="gr1" svg:width="28.937cm" svg:height="14.558cm" svg:x="1.729cm" svg:y="0.054cm">
              <draw:object draw:notify-on-update-of-ranges="Sheet2.B2:Sheet2.N2 Sheet2.A3:Sheet2.A3 Sheet2.B3:Sheet2.N3 Sheet2.A4:Sheet2.A4 Sheet2.B4:Sheet2.N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6"/>
          <table:table-cell>
            <draw:frame table:end-cell-address="Sheet2.L42" table:end-x="2.154cm" table:end-y="0.372cm" draw:z-index="1" draw:style-name="gr1" svg:width="15.996cm" svg:height="9.006cm" svg:x="1.612cm" svg:y="0.398cm">
              <draw:object draw:notify-on-update-of-ranges="Sheet2.H38:Sheet2.H38 Sheet2.I38:Sheet2.K38 Sheet2.H39:Sheet2.H39 Sheet2.I39:Sheet2.K39 Sheet2.H40:Sheet2.H40 Sheet2.I40:Sheet2.K4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7"/>
          <table:table-cell/>
          <table:table-cell office:value-type="string">
            <text:p>Miary przed testami</text:p>
          </table:table-cell>
          <table:table-cell office:value-type="string">
            <text:p>Wszystkie miary</text:p>
          </table:table-cell>
          <table:table-cell office:value-type="string">
            <text:p>Wybrane miary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static</text:p>
          </table:table-cell>
          <table:table-cell office:value-type="float" office:value="2056">
            <text:p>2056</text:p>
          </table:table-cell>
          <table:table-cell office:value-type="float" office:value="2456">
            <text:p>2456</text:p>
          </table:table-cell>
          <table:table-cell office:value-type="float" office:value="1816">
            <text:p>18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ynamic</text:p>
          </table:table-cell>
          <table:table-cell office:value-type="float" office:value="5041">
            <text:p>5041</text:p>
          </table:table-cell>
          <table:table-cell office:value-type="float" office:value="5128">
            <text:p>5128</text:p>
          </table:table-cell>
          <table:table-cell office:value-type="float" office:value="5260">
            <text:p>5260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234567">
            <text:p>1234567</text:p>
          </table:table-cell>
          <table:table-cell office:value-type="float" office:value="123456">
            <text:p>123456</text:p>
          </table:table-cell>
          <table:table-cell office:value-type="float" office:value="12345">
            <text:p>12345</text:p>
          </table:table-cell>
          <table:table-cell office:value-type="float" office:value="12346">
            <text:p>12346</text:p>
          </table:table-cell>
          <table:table-cell office:value-type="float" office:value="12356">
            <text:p>12356</text:p>
          </table:table-cell>
          <table:table-cell office:value-type="float" office:value="12456">
            <text:p>12456</text:p>
          </table:table-cell>
          <table:table-cell office:value-type="float" office:value="13456">
            <text:p>13456</text:p>
          </table:table-cell>
          <table:table-cell office:value-type="float" office:value="3456">
            <text:p>3456</text:p>
          </table:table-cell>
          <table:table-cell office:value-type="float" office:value="1345">
            <text:p>1345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456">
            <text:p>1456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ynamic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8"/>
          <table:table-cell>
            <draw:frame table:end-cell-address="Sheet3.T41" table:end-x="0.948cm" table:end-y="0.027cm" draw:z-index="0" draw:style-name="gr1" svg:width="25.034cm" svg:height="13.416cm" svg:x="0.753cm" svg:y="0.16cm">
              <draw:object draw:notify-on-update-of-ranges="Sheet3.B2:Sheet3.N2 Sheet3.A3:Sheet3.A3 Sheet3.B3:Sheet3.N3 Sheet3.A4:Sheet3.A4 Sheet3.B4:Sheet3.N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Sheet3.L51" table:end-x="0.293cm" table:end-y="0.193cm" draw:z-index="1" draw:style-name="gr1" svg:width="15.999cm" svg:height="8.999cm" svg:x="0.101cm" svg:y="0.227cm">
              <draw:object draw:notify-on-update-of-ranges="Sheet3.A36:Sheet3.A36 Sheet3.B36:Sheet3.D36 Sheet3.A37:Sheet3.A37 Sheet3.B37:Sheet3.D37 Sheet3.A38:Sheet3.A38 Sheet3.B38:Sheet3.D3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>
            <text:p>Miary przed testami</text:p>
          </table:table-cell>
          <table:table-cell office:value-type="string">
            <text:p>Wszystkie miary</text:p>
          </table:table-cell>
          <table:table-cell office:value-type="string">
            <text:p>Wybrane miary</text:p>
          </table:table-cell>
          <table:table-cell table:number-columns-repeated="10"/>
        </table:table-row>
        <table:table-row table:style-name="ro1">
          <table:table-cell office:value-type="string">
            <text:p>static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dynamic</text:p>
          </table:table-cell>
          <table:table-cell office:value-type="float" office:value="23">
            <text:p>23</text:p>
          </table:table-cell>
          <table:table-cell table:number-columns-repeated="2" office:value-type="float" office:value="19">
            <text:p>19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.01.2013</text:date>, <text:time>22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22M10S</meta:editing-duration>
    <meta:editing-cycles>10</meta:editing-cycles>
    <meta:generator>OpenOffice.org/3.3$Win32 OpenOffice.org_project/330m20$Build-9567</meta:generator>
    <dc:date>2013-01-12T22:28:54.03</dc:date>
    <meta:document-statistic meta:table-count="3" meta:cell-count="15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99ccff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automatic" chart:symbol-width="0.175cm" chart:symbol-height="0.175cm"/>
      <style:graphic-properties draw:fill-color="#99284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67cm" svg:height="15.914cm" xlink:href=".." xlink:type="simple" chart:class="chart:bar" chart:style-name="ch1">
        <chart:legend chart:legend-position="end" svg:x="27.862cm" svg:y="7.411cm" chart:style-name="ch2"/>
        <chart:plot-area chart:style-name="ch3" table:cell-range-address="Sheet1.A3:Sheet1.N5" chart:data-source-has-labels="both" svg:x="1.888cm" svg:y="1.406cm" svg:width="25.157cm" svg:height="13.179cm">
          <chartooo:coordinate-region svg:x="3.065cm" svg:y="1.618cm" svg:width="23.98cm" svg:height="12.294cm"/>
          <chart:axis chart:dimension="x" chart:name="primary-x" chart:style-name="ch4">
            <chart:title svg:x="12.98cm" svg:y="14.904cm" chart:style-name="ch5">
              <text:p>Użyte measurmenty</text:p>
            </chart:title>
            <chart:categories table:cell-range-address="Sheet1.B3:Sheet1.N3"/>
            <chart:grid chart:style-name="ch6" chart:class="major"/>
          </chart:axis>
          <chart:axis chart:dimension="y" chart:name="primary-y" chart:style-name="ch7">
            <chart:title svg:x="0.702cm" svg:y="9.15cm" chart:style-name="ch8">
              <text:p>Całkowity koszt</text:p>
            </chart:title>
            <chart:grid chart:style-name="ch6" chart:class="major"/>
          </chart:axis>
          <chart:series chart:style-name="ch9" chart:values-cell-range-address="Sheet1.B4:Sheet1.N4" chart:label-cell-address="Sheet1.A4:Sheet1.A4" chart:class="chart:bar">
            <chart:data-point/>
            <chart:data-point chart:style-name="ch10"/>
            <chart:data-point chart:repeated="4"/>
            <chart:data-point chart:style-name="ch10"/>
            <chart:data-point chart:repeated="6"/>
          </chart:series>
          <chart:series chart:style-name="ch11" chart:values-cell-range-address="Sheet1.B5:Sheet1.N5" chart:label-cell-address="Sheet1.A5:Sheet1.A5" chart:class="chart:bar">
            <chart:data-point/>
            <chart:data-point chart:style-name="ch12"/>
            <chart:data-point chart:repeated="4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34567</text:p>
                <draw:g>
                  <svg:desc>Sheet1.B3:Sheet1.N3</svg:desc>
                </draw:g>
              </table:table-cell>
              <table:table-cell office:value-type="string">
                <text:p>123456</text:p>
              </table:table-cell>
              <table:table-cell office:value-type="string">
                <text:p>12345</text:p>
              </table:table-cell>
              <table:table-cell office:value-type="string">
                <text:p>12346</text:p>
              </table:table-cell>
              <table:table-cell office:value-type="string">
                <text:p>12356</text:p>
              </table:table-cell>
              <table:table-cell office:value-type="string">
                <text:p>12456</text:p>
              </table:table-cell>
              <table:table-cell office:value-type="string">
                <text:p>13456</text:p>
              </table:table-cell>
              <table:table-cell office:value-type="string">
                <text:p>3456</text:p>
              </table:table-cell>
              <table:table-cell office:value-type="string">
                <text:p>1345</text:p>
              </table:table-cell>
              <table:table-cell office:value-type="string">
                <text:p>1346</text:p>
              </table:table-cell>
              <table:table-cell office:value-type="string">
                <text:p>1356</text:p>
              </table:table-cell>
              <table:table-cell office:value-type="string">
                <text:p>1456</text:p>
              </table:table-cell>
              <table:table-cell office:value-type="string">
                <text:p>3456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1.A4:Sheet1.A4</svg:desc>
                </draw:g>
              </table:table-cell>
              <table:table-cell office:value-type="float" office:value="4538">
                <text:p>4538</text:p>
                <draw:g>
                  <svg:desc>Sheet1.B4:Sheet1.N4</svg:desc>
                </draw:g>
              </table:table-cell>
              <table:table-cell office:value-type="float" office:value="3037">
                <text:p>3037</text:p>
              </table:table-cell>
              <table:table-cell office:value-type="float" office:value="3945">
                <text:p>3945</text:p>
              </table:table-cell>
              <table:table-cell office:value-type="float" office:value="4011">
                <text:p>4011</text:p>
              </table:table-cell>
              <table:table-cell office:value-type="float" office:value="4288">
                <text:p>4288</text:p>
              </table:table-cell>
              <table:table-cell office:value-type="float" office:value="4347">
                <text:p>4347</text:p>
              </table:table-cell>
              <table:table-cell office:value-type="float" office:value="3177">
                <text:p>3177</text:p>
              </table:table-cell>
              <table:table-cell office:value-type="float" office:value="3897">
                <text:p>3897</text:p>
              </table:table-cell>
              <table:table-cell office:value-type="float" office:value="3177">
                <text:p>3177</text:p>
              </table:table-cell>
              <table:table-cell office:value-type="float" office:value="3052">
                <text:p>3052</text:p>
              </table:table-cell>
              <table:table-cell office:value-type="float" office:value="3470">
                <text:p>3470</text:p>
              </table:table-cell>
              <table:table-cell office:value-type="float" office:value="3859">
                <text:p>3859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dynamic</text:p>
                <draw:g>
                  <svg:desc>Sheet1.A5:Sheet1.A5</svg:desc>
                </draw:g>
              </table:table-cell>
              <table:table-cell office:value-type="float" office:value="8171">
                <text:p>8171</text:p>
                <draw:g>
                  <svg:desc>Sheet1.B5:Sheet1.N5</svg:desc>
                </draw:g>
              </table:table-cell>
              <table:table-cell office:value-type="float" office:value="8437">
                <text:p>8437</text:p>
              </table:table-cell>
              <table:table-cell office:value-type="float" office:value="9220">
                <text:p>9220</text:p>
              </table:table-cell>
              <table:table-cell office:value-type="float" office:value="8216">
                <text:p>8216</text:p>
              </table:table-cell>
              <table:table-cell office:value-type="float" office:value="8670">
                <text:p>8670</text:p>
              </table:table-cell>
              <table:table-cell office:value-type="float" office:value="8816">
                <text:p>8816</text:p>
              </table:table-cell>
              <table:table-cell office:value-type="float" office:value="8281">
                <text:p>8281</text:p>
              </table:table-cell>
              <table:table-cell office:value-type="float" office:value="8446">
                <text:p>8446</text:p>
              </table:table-cell>
              <table:table-cell office:value-type="float" office:value="9064">
                <text:p>9064</text:p>
              </table:table-cell>
              <table:table-cell office:value-type="float" office:value="9002">
                <text:p>9002</text:p>
              </table:table-cell>
              <table:table-cell office:value-type="float" office:value="8160">
                <text:p>8160</text:p>
              </table:table-cell>
              <table:table-cell office:value-type="float" office:value="8884">
                <text:p>8884</text:p>
              </table:table-cell>
              <table:table-cell office:value-type="float" office:value="8889">
                <text:p>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square" draw:cx="50%" draw:cy="50%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3.87cm" svg:y="3.957cm" chart:style-name="ch2"/>
        <chart:plot-area chart:style-name="ch3" table:cell-range-address="Sheet1.A47:Sheet1.D49" chart:data-source-has-labels="both" svg:x="1.357cm" svg:y="0.855cm" svg:width="11.875cm" svg:height="6.964cm">
          <chartooo:coordinate-region svg:x="2.534cm" svg:y="1.067cm" svg:width="10.698cm" svg:height="6.079cm"/>
          <chart:axis chart:dimension="x" chart:name="primary-x" chart:style-name="ch4">
            <chart:title svg:x="5.808cm" svg:y="8cm" chart:style-name="ch5">
              <text:p>Użyte measurmenty</text:p>
            </chart:title>
            <chart:categories table:cell-range-address="Sheet1.B47:Sheet1.D47"/>
          </chart:axis>
          <chart:axis chart:dimension="y" chart:name="primary-y" chart:style-name="ch6">
            <chart:title svg:x="0.451cm" svg:y="5.492cm" chart:style-name="ch7">
              <text:p>Całkowity koszt</text:p>
            </chart:title>
            <chart:grid chart:style-name="ch8" chart:class="major"/>
          </chart:axis>
          <chart:series chart:style-name="ch9" chart:values-cell-range-address="Sheet1.B48:Sheet1.D48" chart:label-cell-address="Sheet1.A48:Sheet1.A48" chart:class="chart:bar">
            <chart:data-point chart:repeated="3"/>
          </chart:series>
          <chart:series chart:style-name="ch10" chart:values-cell-range-address="Sheet1.B49:Sheet1.D49" chart:label-cell-address="Sheet1.A49:Sheet1.A4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ary przed testami</text:p>
                <draw:g>
                  <svg:desc>Sheet1.B47:Sheet1.D47</svg:desc>
                </draw:g>
              </table:table-cell>
              <table:table-cell office:value-type="string">
                <text:p>Wszystkie miary</text:p>
              </table:table-cell>
              <table:table-cell office:value-type="string">
                <text:p>Wybrane miary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1.A48:Sheet1.A48</svg:desc>
                </draw:g>
              </table:table-cell>
              <table:table-cell office:value-type="float" office:value="4149">
                <text:p>4149</text:p>
                <draw:g>
                  <svg:desc>Sheet1.B48:Sheet1.D48</svg:desc>
                </draw:g>
              </table:table-cell>
              <table:table-cell office:value-type="float" office:value="4538">
                <text:p>453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dynamic</text:p>
                <draw:g>
                  <svg:desc>Sheet1.A49:Sheet1.A49</svg:desc>
                </draw:g>
              </table:table-cell>
              <table:table-cell office:value-type="float" office:value="8805">
                <text:p>8805</text:p>
                <draw:g>
                  <svg:desc>Sheet1.B49:Sheet1.D49</svg:desc>
                </draw:g>
              </table:table-cell>
              <table:table-cell office:value-type="float" office:value="8171">
                <text:p>8171</text:p>
              </table:table-cell>
              <table:table-cell office:value-type="float" office:value="8281">
                <text:p>8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ccff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99284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38cm" svg:height="14.559cm" xlink:href=".." xlink:type="simple" chart:class="chart:bar" chart:style-name="ch1">
        <chart:legend chart:legend-position="end" svg:x="26.833cm" svg:y="6.733cm" chart:style-name="ch2"/>
        <chart:plot-area chart:style-name="ch3" table:cell-range-address="Sheet2.A2:Sheet2.N4" chart:data-source-has-labels="both" svg:x="1.616cm" svg:y="1.299cm" svg:width="24.061cm" svg:height="11.961cm">
          <chartooo:coordinate-region svg:x="2.608cm" svg:y="1.511cm" svg:width="23.069cm" svg:height="11.076cm"/>
          <chart:axis chart:dimension="x" chart:name="primary-x" chart:style-name="ch4">
            <chart:title svg:x="12.16cm" svg:y="13.552cm" chart:style-name="ch5">
              <text:p>Użyte measurmenty</text:p>
            </chart:title>
            <chart:categories table:cell-range-address="Sheet2.B2:Sheet2.N2"/>
          </chart:axis>
          <chart:axis chart:dimension="y" chart:name="primary-y" chart:style-name="ch6">
            <chart:title svg:x="0.451cm" svg:y="8.633cm" chart:style-name="ch7">
              <text:p>Całkowity dystans</text:p>
            </chart:title>
            <chart:grid chart:style-name="ch8" chart:class="major"/>
          </chart:axis>
          <chart:series chart:style-name="ch9" chart:values-cell-range-address="Sheet2.B3:Sheet2.N3" chart:label-cell-address="Sheet2.A3:Sheet2.A3" chart:class="chart:bar">
            <chart:data-point/>
            <chart:data-point chart:style-name="ch10"/>
            <chart:data-point chart:repeated="4"/>
            <chart:data-point chart:style-name="ch10"/>
            <chart:data-point chart:repeated="6"/>
          </chart:series>
          <chart:series chart:style-name="ch11" chart:values-cell-range-address="Sheet2.B4:Sheet2.N4" chart:label-cell-address="Sheet2.A4:Sheet2.A4" chart:class="chart:bar">
            <chart:data-point/>
            <chart:data-point chart:style-name="ch12"/>
            <chart:data-point chart:repeated="4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34567</text:p>
                <draw:g>
                  <svg:desc>Sheet2.B2:Sheet2.N2</svg:desc>
                </draw:g>
              </table:table-cell>
              <table:table-cell office:value-type="string">
                <text:p>123456</text:p>
              </table:table-cell>
              <table:table-cell office:value-type="string">
                <text:p>12345</text:p>
              </table:table-cell>
              <table:table-cell office:value-type="string">
                <text:p>12346</text:p>
              </table:table-cell>
              <table:table-cell office:value-type="string">
                <text:p>12356</text:p>
              </table:table-cell>
              <table:table-cell office:value-type="string">
                <text:p>12456</text:p>
              </table:table-cell>
              <table:table-cell office:value-type="string">
                <text:p>13456</text:p>
              </table:table-cell>
              <table:table-cell office:value-type="string">
                <text:p>3456</text:p>
              </table:table-cell>
              <table:table-cell office:value-type="string">
                <text:p>1345</text:p>
              </table:table-cell>
              <table:table-cell office:value-type="string">
                <text:p>1346</text:p>
              </table:table-cell>
              <table:table-cell office:value-type="string">
                <text:p>1356</text:p>
              </table:table-cell>
              <table:table-cell office:value-type="string">
                <text:p>1456</text:p>
              </table:table-cell>
              <table:table-cell office:value-type="string">
                <text:p>3456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2.A3:Sheet2.A3</svg:desc>
                </draw:g>
              </table:table-cell>
              <table:table-cell office:value-type="float" office:value="2456">
                <text:p>2456</text:p>
                <draw:g>
                  <svg:desc>Sheet2.B3:Sheet2.N3</svg:desc>
                </draw:g>
              </table:table-cell>
              <table:table-cell office:value-type="float" office:value="1737">
                <text:p>1737</text:p>
              </table:table-cell>
              <table:table-cell office:value-type="float" office:value="2505">
                <text:p>2505</text:p>
              </table:table-cell>
              <table:table-cell office:value-type="float" office:value="2570">
                <text:p>2570</text:p>
              </table:table-cell>
              <table:table-cell office:value-type="float" office:value="2286">
                <text:p>2286</text:p>
              </table:table-cell>
              <table:table-cell office:value-type="float" office:value="2076">
                <text:p>2076</text:p>
              </table:table-cell>
              <table:table-cell office:value-type="float" office:value="1816">
                <text:p>1816</text:p>
              </table:table-cell>
              <table:table-cell office:value-type="float" office:value="2225">
                <text:p>2225</text:p>
              </table:table-cell>
              <table:table-cell office:value-type="float" office:value="1816">
                <text:p>1816</text:p>
              </table:table-cell>
              <table:table-cell office:value-type="float" office:value="1739">
                <text:p>1739</text:p>
              </table:table-cell>
              <table:table-cell office:value-type="float" office:value="1738">
                <text:p>1738</text:p>
              </table:table-cell>
              <table:table-cell office:value-type="float" office:value="2160">
                <text:p>2160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dynamic</text:p>
                <draw:g>
                  <svg:desc>Sheet2.A4:Sheet2.A4</svg:desc>
                </draw:g>
              </table:table-cell>
              <table:table-cell office:value-type="float" office:value="5128">
                <text:p>5128</text:p>
                <draw:g>
                  <svg:desc>Sheet2.B4:Sheet2.N4</svg:desc>
                </draw:g>
              </table:table-cell>
              <table:table-cell office:value-type="float" office:value="5234">
                <text:p>5234</text:p>
              </table:table-cell>
              <table:table-cell office:value-type="float" office:value="5358">
                <text:p>5358</text:p>
              </table:table-cell>
              <table:table-cell office:value-type="float" office:value="5317">
                <text:p>5317</text:p>
              </table:table-cell>
              <table:table-cell office:value-type="float" office:value="5571">
                <text:p>5571</text:p>
              </table:table-cell>
              <table:table-cell office:value-type="float" office:value="5659">
                <text:p>5659</text:p>
              </table:table-cell>
              <table:table-cell office:value-type="float" office:value="5260">
                <text:p>5260</text:p>
              </table:table-cell>
              <table:table-cell office:value-type="float" office:value="5158">
                <text:p>5158</text:p>
              </table:table-cell>
              <table:table-cell office:value-type="float" office:value="5331">
                <text:p>5331</text:p>
              </table:table-cell>
              <table:table-cell office:value-type="float" office:value="5661">
                <text:p>5661</text:p>
              </table:table-cell>
              <table:table-cell office:value-type="float" office:value="5339">
                <text:p>5339</text:p>
              </table:table-cell>
              <table:table-cell office:value-type="float" office:value="5274">
                <text:p>5274</text:p>
              </table:table-cell>
              <table:table-cell office:value-type="float" office:value="5324">
                <text:p>5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ccff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99284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35cm" svg:height="13.417cm" xlink:href=".." xlink:type="simple" chart:class="chart:bar" chart:style-name="ch1">
        <chart:legend chart:legend-position="end" svg:x="22.93cm" svg:y="6.162cm" chart:style-name="ch2"/>
        <chart:plot-area chart:style-name="ch3" table:cell-range-address="Sheet3.A2:Sheet3.N4" chart:data-source-has-labels="both" svg:x="1.538cm" svg:y="1.207cm" svg:width="20.392cm" svg:height="10.934cm">
          <chartooo:coordinate-region svg:x="2.159cm" svg:y="1.419cm" svg:width="19.771cm" svg:height="10.049cm"/>
          <chart:axis chart:dimension="x" chart:name="primary-x" chart:style-name="ch4">
            <chart:title svg:x="10.248cm" svg:y="12.41cm" chart:style-name="ch5">
              <text:p>Użyte measurmenty</text:p>
            </chart:title>
            <chart:categories table:cell-range-address="Sheet3.B2:Sheet3.N2"/>
          </chart:axis>
          <chart:axis chart:dimension="y" chart:name="primary-y" chart:style-name="ch6">
            <chart:title svg:x="0.451cm" svg:y="7.75cm" chart:style-name="ch7">
              <text:p>Ilość Eunit-ów</text:p>
            </chart:title>
            <chart:grid chart:style-name="ch8" chart:class="major"/>
          </chart:axis>
          <chart:series chart:style-name="ch9" chart:values-cell-range-address="Sheet3.B3:Sheet3.N3" chart:label-cell-address="Sheet3.A3:Sheet3.A3" chart:class="chart:bar">
            <chart:data-point/>
            <chart:data-point chart:style-name="ch10"/>
            <chart:data-point chart:repeated="4"/>
            <chart:data-point chart:style-name="ch10"/>
            <chart:data-point chart:repeated="6"/>
          </chart:series>
          <chart:series chart:style-name="ch11" chart:values-cell-range-address="Sheet3.B4:Sheet3.N4" chart:label-cell-address="Sheet3.A4:Sheet3.A4" chart:class="chart:bar">
            <chart:data-point/>
            <chart:data-point chart:style-name="ch12"/>
            <chart:data-point chart:repeated="4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34567</text:p>
                <draw:g>
                  <svg:desc>Sheet3.B2:Sheet3.N2</svg:desc>
                </draw:g>
              </table:table-cell>
              <table:table-cell office:value-type="string">
                <text:p>123456</text:p>
              </table:table-cell>
              <table:table-cell office:value-type="string">
                <text:p>12345</text:p>
              </table:table-cell>
              <table:table-cell office:value-type="string">
                <text:p>12346</text:p>
              </table:table-cell>
              <table:table-cell office:value-type="string">
                <text:p>12356</text:p>
              </table:table-cell>
              <table:table-cell office:value-type="string">
                <text:p>12456</text:p>
              </table:table-cell>
              <table:table-cell office:value-type="string">
                <text:p>13456</text:p>
              </table:table-cell>
              <table:table-cell office:value-type="string">
                <text:p>3456</text:p>
              </table:table-cell>
              <table:table-cell office:value-type="string">
                <text:p>1345</text:p>
              </table:table-cell>
              <table:table-cell office:value-type="string">
                <text:p>1346</text:p>
              </table:table-cell>
              <table:table-cell office:value-type="string">
                <text:p>1356</text:p>
              </table:table-cell>
              <table:table-cell office:value-type="string">
                <text:p>1456</text:p>
              </table:table-cell>
              <table:table-cell office:value-type="string">
                <text:p>3456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3.A3:Sheet3.A3</svg:desc>
                </draw:g>
              </table:table-cell>
              <table:table-cell office:value-type="float" office:value="6">
                <text:p>6</text:p>
                <draw:g>
                  <svg:desc>Sheet3.B3:Sheet3.N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ynamic</text:p>
                <draw:g>
                  <svg:desc>Sheet3.A4:Sheet3.A4</svg:desc>
                </draw:g>
              </table:table-cell>
              <table:table-cell office:value-type="float" office:value="19">
                <text:p>19</text:p>
                <draw:g>
                  <svg:desc>Sheet3.B4:Sheet3.N4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7cm" xlink:href=".." xlink:type="simple" chart:class="chart:bar" chart:style-name="ch1">
        <chart:legend chart:legend-position="end" svg:x="13.892cm" svg:y="3.957cm" chart:style-name="ch2"/>
        <chart:plot-area chart:style-name="ch3" table:cell-range-address="Sheet2.H38:Sheet2.K40" chart:data-source-has-labels="both" svg:x="1.357cm" svg:y="0.855cm" svg:width="11.897cm" svg:height="6.964cm">
          <chartooo:coordinate-region svg:x="2.349cm" svg:y="1.067cm" svg:width="10.905cm" svg:height="6.079cm"/>
          <chart:axis chart:dimension="x" chart:name="primary-x" chart:style-name="ch4">
            <chart:title svg:x="5.819cm" svg:y="8cm" chart:style-name="ch5">
              <text:p>Użyte measurmenty</text:p>
            </chart:title>
            <chart:categories table:cell-range-address="Sheet2.I38:Sheet2.K38"/>
          </chart:axis>
          <chart:axis chart:dimension="y" chart:name="primary-y" chart:style-name="ch6">
            <chart:title svg:x="0.451cm" svg:y="5.691cm" chart:style-name="ch7">
              <text:p>Całkowity dystans</text:p>
            </chart:title>
            <chart:grid chart:style-name="ch8" chart:class="major"/>
          </chart:axis>
          <chart:series chart:style-name="ch9" chart:values-cell-range-address="Sheet2.I39:Sheet2.K39" chart:label-cell-address="Sheet2.H39:Sheet2.H39" chart:class="chart:bar">
            <chart:data-point chart:repeated="3"/>
          </chart:series>
          <chart:series chart:style-name="ch10" chart:values-cell-range-address="Sheet2.I40:Sheet2.K40" chart:label-cell-address="Sheet2.H40:Sheet2.H4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ary przed testami</text:p>
                <draw:g>
                  <svg:desc>Sheet2.I38:Sheet2.K38</svg:desc>
                </draw:g>
              </table:table-cell>
              <table:table-cell office:value-type="string">
                <text:p>Wszystkie miary</text:p>
              </table:table-cell>
              <table:table-cell office:value-type="string">
                <text:p>Wybrane miary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2.H39:Sheet2.H39</svg:desc>
                </draw:g>
              </table:table-cell>
              <table:table-cell office:value-type="float" office:value="2056">
                <text:p>2056</text:p>
                <draw:g>
                  <svg:desc>Sheet2.I39:Sheet2.K39</svg:desc>
                </draw:g>
              </table:table-cell>
              <table:table-cell office:value-type="float" office:value="2456">
                <text:p>2456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dynamic</text:p>
                <draw:g>
                  <svg:desc>Sheet2.H40:Sheet2.H40</svg:desc>
                </draw:g>
              </table:table-cell>
              <table:table-cell office:value-type="float" office:value="5041">
                <text:p>5041</text:p>
                <draw:g>
                  <svg:desc>Sheet2.I40:Sheet2.K40</svg:desc>
                </draw:g>
              </table:table-cell>
              <table:table-cell office:value-type="float" office:value="5128">
                <text:p>5128</text:p>
              </table:table-cell>
              <table:table-cell office:value-type="float" office:value="5260">
                <text:p>52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4cm" chart:style-name="ch2"/>
        <chart:plot-area chart:style-name="ch3" table:cell-range-address="Sheet3.A36:Sheet3.D38" chart:data-source-has-labels="both" svg:x="1.358cm" svg:y="0.855cm" svg:width="11.897cm" svg:height="6.957cm">
          <chartooo:coordinate-region svg:x="1.979cm" svg:y="1.067cm" svg:width="11.276cm" svg:height="6.072cm"/>
          <chart:axis chart:dimension="x" chart:name="primary-x" chart:style-name="ch4">
            <chart:title svg:x="5.82cm" svg:y="7.993cm" chart:style-name="ch5">
              <text:p>Użyte measurmenty</text:p>
            </chart:title>
            <chart:categories table:cell-range-address="Sheet3.B36:Sheet3.D36"/>
          </chart:axis>
          <chart:axis chart:dimension="y" chart:name="primary-y" chart:style-name="ch6">
            <chart:title svg:x="0.451cm" svg:y="5.409cm" chart:style-name="ch7">
              <text:p>Ilość Eunit-ów</text:p>
            </chart:title>
            <chart:grid chart:style-name="ch8" chart:class="major"/>
          </chart:axis>
          <chart:series chart:style-name="ch9" chart:values-cell-range-address="Sheet3.B37:Sheet3.D37" chart:label-cell-address="Sheet3.A37:Sheet3.A37" chart:class="chart:bar">
            <chart:data-point chart:repeated="3"/>
          </chart:series>
          <chart:series chart:style-name="ch10" chart:values-cell-range-address="Sheet3.B38:Sheet3.D38" chart:label-cell-address="Sheet3.A38:Sheet3.A3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ary przed testami</text:p>
                <draw:g>
                  <svg:desc>Sheet3.B36:Sheet3.D36</svg:desc>
                </draw:g>
              </table:table-cell>
              <table:table-cell office:value-type="string">
                <text:p>Wszystkie miary</text:p>
              </table:table-cell>
              <table:table-cell office:value-type="string">
                <text:p>Wybrane miary</text:p>
              </table:table-cell>
            </table:table-row>
          </table:table-header-rows>
          <table:table-rows>
            <table:table-row>
              <table:table-cell office:value-type="string">
                <text:p>static</text:p>
                <draw:g>
                  <svg:desc>Sheet3.A37:Sheet3.A37</svg:desc>
                </draw:g>
              </table:table-cell>
              <table:table-cell office:value-type="float" office:value="6">
                <text:p>6</text:p>
                <draw:g>
                  <svg:desc>Sheet3.B37:Sheet3.D3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ynamic</text:p>
                <draw:g>
                  <svg:desc>Sheet3.A38:Sheet3.A38</svg:desc>
                </draw:g>
              </table:table-cell>
              <table:table-cell office:value-type="float" office:value="23">
                <text:p>23</text:p>
                <draw:g>
                  <svg:desc>Sheet3.B38:Sheet3.D3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